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Dyslexic" svg:font-family="OpenDyslex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OpenDyslexic" fo:language="en" fo:country="GB"/>
    </style:style>
    <style:style style:name="P2" style:parent-style-name="Standard" style:family="paragraph">
      <style:text-properties style:font-name="OpenDyslexic" fo:language="en" fo:country="GB"/>
    </style:style>
    <style:style style:name="P3" style:parent-style-name="Standard" style:family="paragraph">
      <style:text-properties style:font-name="OpenDyslexic" fo:language="en" fo:country="GB"/>
    </style:style>
    <style:style style:name="P4" style:parent-style-name="Standard" style:family="paragraph">
      <style:text-properties style:font-name="OpenDyslexic" fo:language="en" fo:country="GB"/>
    </style:style>
    <style:style style:name="P5" style:parent-style-name="Standard" style:family="paragraph">
      <style:text-properties style:font-name="OpenDyslexic" fo:language="en" fo:country="GB"/>
    </style:style>
    <style:style style:name="P6" style:parent-style-name="Standard" style:family="paragraph">
      <style:text-properties style:font-name="OpenDyslexic" fo:language="en" fo:country="GB"/>
    </style:style>
    <style:style style:name="P7" style:parent-style-name="Standard" style:family="paragraph">
      <style:text-properties style:font-name="OpenDyslexic" fo:language="en" fo:country="GB"/>
    </style:style>
    <style:style style:name="P8" style:parent-style-name="Standard" style:family="paragraph">
      <style:text-properties style:font-name="OpenDyslexic" fo:language="en" fo:country="GB"/>
    </style:style>
    <style:style style:name="P9" style:parent-style-name="Standard" style:family="paragraph">
      <style:text-properties style:font-name="OpenDyslexic" fo:language="en" fo:country="GB"/>
    </style:style>
    <style:style style:name="T10" style:parent-style-name="Policepardéfaut" style:family="text">
      <style:text-properties style:font-name="OpenDyslexic" fo:language="en" fo:country="GB"/>
    </style:style>
    <style:style style:name="T11" style:parent-style-name="Policepardéfaut" style:family="text">
      <style:text-properties style:font-name="OpenDyslexic" fo:language="en" fo:country="GB"/>
    </style:style>
    <style:style style:name="T12" style:parent-style-name="Policepardéfaut" style:family="text">
      <style:text-properties style:font-name="OpenDyslexic" fo:language="en" fo:country="GB"/>
    </style:style>
    <style:style style:name="T13" style:parent-style-name="Policepardéfaut" style:family="text">
      <style:text-properties style:font-name="OpenDyslexic" fo:language="en" fo:country="GB"/>
    </style:style>
    <style:style style:name="T14" style:parent-style-name="Policepardéfaut" style:family="text">
      <style:text-properties style:font-name="OpenDyslexic" fo:language="en" fo:country="GB"/>
    </style:style>
    <style:style style:name="T15" style:parent-style-name="Policepardéfaut" style:family="text">
      <style:text-properties style:font-name="OpenDyslexic" fo:language="en" fo:country="GB"/>
    </style:style>
    <style:style style:name="T16" style:parent-style-name="Policepardéfaut" style:family="text">
      <style:text-properties style:font-name="OpenDyslexic" fo:language="en" fo:country="GB"/>
    </style:style>
    <style:style style:name="T17" style:parent-style-name="Policepardéfaut" style:family="text">
      <style:text-properties style:font-name="OpenDyslexic"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list-style-name="LFO1" style:family="paragraph">
      <style:text-properties fo:language="fr" fo:country="FR"/>
    </style:style>
    <style:style style:name="P58" style:parent-style-name="Standard" style:family="paragraph">
      <style:text-properties fo:language="fr" fo:country="FR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list-style-name="LFO1" style:family="paragraph">
      <style:text-properties fo:language="fr" fo:country="FR"/>
    </style:style>
    <style:style style:name="P107" style:parent-style-name="Standard" style:family="paragraph">
      <style:text-properties fo:language="fr" fo:country="FR"/>
    </style:style>
    <style:style style:name="P108" style:parent-style-name="Standard" style:family="paragraph">
      <style:text-properties fo:language="en" fo:country="GB"/>
    </style:style>
    <style:style style:name="P109" style:parent-style-name="Standard" style:list-style-name="LFO1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</office:automatic-styles>
  <office:body>
    <office:text text:use-soft-page-breaks="true">
      <text:p text:style-name="P1">1. only good hikers can use black trails</text:p>
      <text:p text:style-name="P2">2. red trails are for good or average hikers</text:p>
      <text:p text:style-name="P3">3. trails start from and end at exactly one place</text:p>
      <text:p text:style-name="P4">4. each place is connected to at least one other place through a trail</text:p>
      <text:p text:style-name="P5">5. a person cannot be a<text:s/>good and an average hiker at the same time</text:p>
      <text:p text:style-name="P6">6. a restaurant or hotel is located in some place</text:p>
      <text:p text:style-name="P7">7. raquettes trails can only be used in winter</text:p>
      <text:p text:style-name="P8">8. everyone can use blue trails</text:p>
      <text:p text:style-name="P9">9. a trail can have only one level</text:p>
      <text:p text:style-name="Standard"><text:span text:style-name="T10">10. ski lift start from and end at exactly one pl</text:span><text:span text:style-name="T11">ace</text:span></text:p>
      <text:p text:style-name="Standard"><text:span text:style-name="T12">11. a person must have the same level with or without racketts</text:span></text:p>
      <text:p text:style-name="Standard"><text:span text:style-name="T13">12. a hiking trails can only be used during it’s season</text:span></text:p>
      <text:p text:style-name="Standard"><text:span text:style-name="T14">13. ski lift can only be used during it’s season</text:span><text:span text:style-name="T15"><text:line-break/></text:span><text:span text:style-name="T16">14. everyone can use ski lift</text:span></text:p>
      <text:p text:style-name="Standard"><text:span text:style-name="T17">15. a trail has the same level in winter and in summer</text:span></text:p>
      <text:p text:style-name="P18"/>
      <text:p text:style-name="P19"/>
      <text:p text:style-name="P20">1 – done:</text:p>
      <text:p text:style-name="P21">(canUse only BlueTrail) and (canUse only RedTrail) and (canUse only BlackTrail)</text:p>
      <text:p text:style-name="P22"/>
      <text:p text:style-name="P23">2 – done:</text:p>
      <text:p text:style-name="P24">(canUse only BlueTrail) =&gt; on met ca chez les beginners</text:p>
      <text:p text:style-name="P25"/>
      <text:p text:style-name="P26">3 – done:<text:s/></text:p>
      <text:p text:style-name="P27">(locationStart exactly 1 Location) and (locationStart only Location)<text:s/></text:p>
      <text:p text:style-name="P28"/>
      <text:p text:style-name="P29">4 – not<text:s/>done</text:p>
      <text:p text:style-name="P30"/>
      <text:p text:style-name="P31">5 – done</text:p>
      <text:p text:style-name="P32">(skillLevel exactly 1 SkillLevel) and (skillLevel only SkillLevel)</text:p>
      <text:p text:style-name="P33"/>
      <text:p text:style-name="P34">6 – done<text:s/></text:p>
      <text:p text:style-name="P35">(location exactly 1 Location) and (location only Location)</text:p>
      <text:p text:style-name="P36"/>
      <text:p text:style-name="P37">7 – done</text:p>
      <text:p text:style-name="P38">(availeableForSeason only Season) and (availeableForSeason exactly 1 Season)</text:p>
      <text:p text:style-name="P39"/>
      <text:p text:style-name="P40">8 – done</text:p>
      <text:p text:style-name="P41">Check 1_2_3</text:p>
      <text:p text:style-name="P42"/>
      <text:p text:style-name="P43">9 – done</text:p>
      <text:p text:style-name="P44">(difficulty exactly 1 Difficulty) and (difficulty only Difficulty)</text:p>
      <text:p text:style-name="P45"/>
      <text:p text:style-name="P46">10 – done</text:p>
      <text:p text:style-name="P47">(locationStart exactly 1 Location) and (locationStart only Location)</text:p>
      <text:p text:style-name="P48"/>
      <text:p text:style-name="P49">11 – done</text:p>
      <text:p text:style-name="P50">(skillLevel only SkillLevel) and (skillLevel exactly 1 SkillLevel)</text:p>
      <text:p text:style-name="P51"/>
      <text:p text:style-name="P52"/>
      <text:p text:style-name="P53"/>
      <text:p text:style-name="P54"/>
      <text:p text:style-name="P55">12 –<text:s/>done</text:p>
      <text:p text:style-name="P56">(availeableForSeason some Season) and (availeableForSeason only Season)</text:p>
      <text:list text:style-name="LFO1" text:continue-numbering="true">
        <text:list-item>
          <text:p text:style-name="P57">On a pas l idée de current season, mais tout trail doit définir les saisons sur lesquels il est dispo</text:p>
        </text:list-item>
      </text:list>
      <text:p text:style-name="P58"/>
      <text:p text:style-name="P59">13 – done</text:p>
      <text:p text:style-name="P60">Same as 12</text:p>
      <text:p text:style-name="P61"/>
      <text:p text:style-name="P62">14 – done</text:p>
      <text:p text:style-name="P63">(canUse only CableCar)</text:p>
      <text:p text:style-name="P64"/>
      <text:p text:style-name="P65">15 – done</text:p>
      <text:p text:style-name="P66">(difficulty only Difficulty) and (difficulty exactly 1 Difficulty)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The places that have at least one restaurant</text:p>
      <text:list text:style-name="LFO1" text:continue-numbering="true">
        <text:list-item>
          <text:p text:style-name="P106">Rule: Restaurant(?x), location(?x, ?y) -&gt; locationWithRestaurant(?y)</text:p>
        </text:list-item>
      </text:list>
      <text:p text:style-name="P107"/>
      <text:p text:style-name="P108">The places from which one can reach a restaurant by following one trail</text:p>
      <text:list text:style-name="LFO1" text:continue-numbering="true">
        <text:list-item>
          <text:p text:style-name="P109">Rule: locationWithRestaurant(?x), connected(?y, ?x) -&gt; locationReachRestaurantByTrail(?y)</text:p>
        </text:list-item>
      </text:list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Dyslexic" svg:font-family="OpenDyslexi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oao Filipe Costa Da Quinta</dc:creator>
    <meta:creation-date>2021-12-10T16:26:00Z</meta:creation-date>
    <dc:date>2022-01-13T22:53:00Z</dc:date>
    <meta:template xlink:href="Normal" xlink:type="simple"/>
    <meta:editing-cycles>12</meta:editing-cycles>
    <meta:editing-duration>PT34260S</meta:editing-duration>
    <meta:document-statistic meta:page-count="3" meta:paragraph-count="4" meta:word-count="317" meta:character-count="2126" meta:row-count="15" meta:non-whitespace-character-count="1813"/>
  </office:meta>
</office:document-meta>
</file>